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pportedStartArgs_5f_Main" style:display-name="SupportedStartArgs_Main" style:family="table">
      <style:table-properties style:width="17.013cm" fo:margin-left="0cm" table:align="left"/>
    </style:style>
    <style:style style:name="SupportedStartArgs_5f_Main.A" style:display-name="SupportedStartArgs_Main.A" style:family="table-column">
      <style:table-column-properties style:column-width="4.392cm"/>
    </style:style>
    <style:style style:name="SupportedStartArgs_5f_Main.B" style:display-name="SupportedStartArgs_Main.B" style:family="table-column">
      <style:table-column-properties style:column-width="6.941cm"/>
    </style:style>
    <style:style style:name="SupportedStartArgs_5f_Main.C" style:display-name="SupportedStartArgs_Main.C" style:family="table-column">
      <style:table-column-properties style:column-width="5.68cm"/>
    </style:style>
    <style:style style:name="SupportedStartArgs_5f_Main.A1" style:display-name="SupportedStartArgs_Main.A1" style:family="table-cell">
      <style:table-cell-properties fo:padding="0.097cm" fo:border-left="0.05pt solid #000000" fo:border-right="none" fo:border-top="0.05pt solid #000000" fo:border-bottom="0.05pt solid #000000"/>
    </style:style>
    <style:style style:name="SupportedStartArgs_5f_Main.C1" style:display-name="SupportedStartArgs_Main.C1" style:family="table-cell">
      <style:table-cell-properties fo:padding="0.097cm" fo:border="0.05pt solid #000000"/>
    </style:style>
    <style:style style:name="SupportedStartArgs_5f_Main.A2" style:display-name="SupportedStartArgs_Main.A2" style:family="table-cell">
      <style:table-cell-properties fo:padding="0.097cm" fo:border-left="0.05pt solid #000000" fo:border-right="none" fo:border-top="none" fo:border-bottom="0.05pt solid #000000"/>
    </style:style>
    <style:style style:name="SupportedStartArgs_5f_Main.C2" style:display-name="SupportedStartArgs_Main.C2" style:family="table-cell">
      <style:table-cell-properties fo:padding="0.097cm" fo:border-left="0.05pt solid #000000" fo:border-right="0.05pt solid #000000" fo:border-top="none" fo:border-bottom="0.05pt solid #000000"/>
    </style:style>
    <style:style style:name="SupportedArgs_5f_Updater" style:display-name="SupportedArgs_Updater" style:family="table">
      <style:table-properties style:width="17cm" table:align="margins"/>
    </style:style>
    <style:style style:name="SupportedArgs_5f_Updater.A" style:display-name="SupportedArgs_Updater.A" style:family="table-column">
      <style:table-column-properties style:column-width="5.667cm" style:rel-column-width="21845*"/>
    </style:style>
    <style:style style:name="SupportedArgs_5f_Updater.A1" style:display-name="SupportedArgs_Updater.A1" style:family="table-cell">
      <style:table-cell-properties fo:padding="0.097cm" fo:border-left="0.05pt solid #000000" fo:border-right="none" fo:border-top="0.05pt solid #000000" fo:border-bottom="0.05pt solid #000000"/>
    </style:style>
    <style:style style:name="SupportedArgs_5f_Updater.C1" style:display-name="SupportedArgs_Updater.C1" style:family="table-cell">
      <style:table-cell-properties fo:padding="0.097cm" fo:border="0.05pt solid #000000"/>
    </style:style>
    <style:style style:name="SupportedArgs_5f_Updater.A2" style:display-name="SupportedArgs_Updater.A2" style:family="table-cell">
      <style:table-cell-properties fo:padding="0.097cm" fo:border-left="0.05pt solid #000000" fo:border-right="none" fo:border-top="none" fo:border-bottom="0.05pt solid #000000"/>
    </style:style>
    <style:style style:name="SupportedArgs_5f_Updater.C2" style:display-name="SupportedArgs_Updater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cef" officeooo:paragraph-rsid="0013cc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ccef" officeooo:paragraph-rsid="0013ccef" fo:background-color="#ddddd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ccef" officeooo:paragraph-rsid="0013cce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bold" officeooo:rsid="0013d515" officeooo:paragraph-rsid="0013d51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7826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ccef" officeooo:paragraph-rsid="0013ccef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3333" fo:font-size="12pt" style:text-underline-style="solid" style:text-underline-width="auto" style:text-underline-color="font-color" fo:font-weight="bold" officeooo:rsid="0013d515" officeooo:paragraph-rsid="0013d51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3d515" officeooo:paragraph-rsid="0013d515" style:font-size-asian="10.5pt" style:font-size-complex="12pt"/>
    </style:style>
    <style:style style:name="P20" style:family="paragraph" style:parent-style-name="Table_20_Heading">
      <style:text-properties fo:font-size="12pt" officeooo:rsid="0013d515" officeooo:paragraph-rsid="0013d515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3d5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WServer – Administrative Guide</text:p>
      <text:p text:style-name="P5">Target server version: 0.0.0.2 "EA-RC2"</text:p>
      <text:p text:style-name="P2"/>
      <text:p text:style-name="P9">1.Introduction</text:p>
      <text:p text:style-name="P2"/>
      <text:p text:style-name="P2">This document is for administrators who want to set up the software on a server.</text:p>
      <text:p text:style-name="P2">Its purpose is to document the installation process, the file structure maintained and the process of upgrading from a lower to the version listed above.</text:p>
      <text:p text:style-name="P1"/>
      <text:p text:style-name="P9">2. Installation</text:p>
      <text:p text:style-name="P8"/>
      <text:list xml:id="list6706142828624048773" text:style-name="L2">
        <text:list-item>
          <text:p text:style-name="P3">Download the servers archive</text:p>
        </text:list-item>
        <text:list-item>
          <text:p text:style-name="P3">Extract it into the desired working directory</text:p>
          <text:p text:style-name="P3">- There should be the server.jar and a "libraries" folder</text:p>
        </text:list-item>
        <text:list-item>
          <text:p text:style-name="P3">Run the server.jar</text:p>
          <text:p text:style-name="P3">Example command:</text:p>
          <text:p text:style-name="P6">"java -jar hwserver.jar --debug –log-no-trace"</text:p>
        </text:list-item>
        <text:list-item>
          <text:p text:style-name="P3">The Server should now start and also create all necessary files and directories within its working directory</text:p>
        </text:list-item>
      </text:list>
      <text:p text:style-name="P2"/>
      <text:list xml:id="list7632363851042768604" text:style-name="L3">
        <text:list-item>
          <text:p text:style-name="P4">The servers configuration can be customized in the corresponding file in the "conf" directory</text:p>
        </text:list-item>
        <text:list-item>
          <text:p text:style-name="P4">Configuration for groups can be found in the corresponding group folder</text:p>
        </text:list-item>
      </text:list>
      <text:p text:style-name="P2"/>
      <text:p text:style-name="P9">3. Automatically maintained directories and files</text:p>
      <text:p text:style-name="P2"/>
      <text:p text:style-name="P2">The server automatically maintains the folders containing HomeWork (identified by year names in the group folder).</text:p>
      <text:p text:style-name="P2">The server also maintains configuration files when missing keys are detected.</text:p>
      <text:p text:style-name="P2">The server may also maintain group configs to edit users in the future.</text:p>
      <text:p text:style-name="P9"/>
      <text:p text:style-name="P9">4. Upgrading from lower versions</text:p>
      <text:p text:style-name="P12"/>
      <text:list xml:id="list2792336555902832185" text:style-name="L4">
        <text:list-item>
          <text:p text:style-name="P13">Delete the "libraries" folder</text:p>
        </text:list-item>
        <text:list-item>
          <text:p text:style-name="P13">Complete <text:s/>the installation of the new <text:s/>version</text:p>
        </text:list-item>
      </text:list>
      <text:p text:style-name="P14"/>
      <text:p text:style-name="P14"/>
      <text:p text:style-name="P17"/>
      <text:p text:style-name="P14"/>
      <text:p text:style-name="P10">Aditional information:</text:p>
      <text:p text:style-name="P11"/>
      <text:p text:style-name="P14">List of supported start arguments:</text:p>
      <table:table table:name="SupportedStartArgs_Main" table:style-name="SupportedStartArgs_5f_Main">
        <table:table-column table:style-name="SupportedStartArgs_5f_Main.A"/>
        <table:table-column table:style-name="SupportedStartArgs_5f_Main.B"/>
        <table:table-column table:style-name="SupportedStartArgs_5f_Main.C"/>
        <table:table-header-rows>
          <table:table-row>
            <table:table-cell table:style-name="SupportedStartArgs_5f_Main.A1" office:value-type="string">
              <text:p text:style-name="P20">Argument</text:p>
            </table:table-cell>
            <table:table-cell table:style-name="SupportedStartArgs_5f_Main.A1" office:value-type="string">
              <text:p text:style-name="P20">Value (type)</text:p>
            </table:table-cell>
            <table:table-cell table:style-name="SupportedStartArgs_5f_Main.C1" office:value-type="string">
              <text:p text:style-name="P20">Effect</text:p>
            </table:table-cell>
          </table:table-row>
        </table:table-header-rows>
        <table:table-row>
          <table:table-cell table:style-name="SupportedStartArgs_5f_Main.A2" office:value-type="string">
            <text:p text:style-name="P18">--<text:span text:style-name="T3">config</text:span></text:p>
          </table:table-cell>
          <table:table-cell table:style-name="SupportedStartArgs_5f_Main.A2" office:value-type="string">
            <text:p text:style-name="P19">Path to the configuration file</text:p>
          </table:table-cell>
          <table:table-cell table:style-name="SupportedStartArgs_5f_Main.C2" office:value-type="string">
            <text:p text:style-name="P19">Loads configuration from a different path</text:p>
          </table:table-cell>
        </table:table-row>
        <table:table-row>
          <table:table-cell table:style-name="SupportedStartArgs_5f_Main.A2" office:value-type="string">
            <text:p text:style-name="P18">--<text:span text:style-name="T3">debug</text:span></text:p>
          </table:table-cell>
          <table:table-cell table:style-name="SupportedStartArgs_5f_Main.A2" office:value-type="string">
            <text:p text:style-name="P19">&lt;none&gt;</text:p>
          </table:table-cell>
          <table:table-cell table:style-name="SupportedStartArgs_5f_Main.C2" office:value-type="string">
            <text:p text:style-name="P19">Enables debug mode</text:p>
            <text:p text:style-name="P19">LogLevel: Finest</text:p>
            <text:p text:style-name="P19">Trace: Enabled</text:p>
          </table:table-cell>
        </table:table-row>
        <table:table-row>
          <table:table-cell table:style-name="SupportedStartArgs_5f_Main.A2" office:value-type="string">
            <text:p text:style-name="P18">--<text:span text:style-name="T3">log-no-trace</text:span></text:p>
          </table:table-cell>
          <table:table-cell table:style-name="SupportedStartArgs_5f_Main.A2" office:value-type="string">
            <text:p text:style-name="P19">&lt;none&gt;</text:p>
          </table:table-cell>
          <table:table-cell table:style-name="SupportedStartArgs_5f_Main.C2" office:value-type="string">
            <text:p text:style-name="P19">Disables Trace information in the log</text:p>
            <text:p text:style-name="P19">Only effective with -debug</text:p>
          </table:table-cell>
        </table:table-row>
      </table:table>
      <text:p text:style-name="P14"/>
      <text:p text:style-name="P14">List of supported start arguments: <text:span text:style-name="T1">Updater</text:span></text:p>
      <table:table table:name="SupportedArgs_Updater" table:style-name="SupportedArgs_5f_Updater">
        <table:table-column table:style-name="SupportedArgs_5f_Updater.A" table:number-columns-repeated="3"/>
        <table:table-header-rows>
          <table:table-row>
            <table:table-cell table:style-name="SupportedArgs_5f_Updater.A1" office:value-type="string">
              <text:p text:style-name="P20">Argument</text:p>
            </table:table-cell>
            <table:table-cell table:style-name="SupportedArgs_5f_Updater.A1" office:value-type="string">
              <text:p text:style-name="P20">Value (type)</text:p>
            </table:table-cell>
            <table:table-cell table:style-name="SupportedArgs_5f_Updater.C1" office:value-type="string">
              <text:p text:style-name="P20">Effect</text:p>
            </table:table-cell>
          </table:table-row>
        </table:table-header-rows>
        <table:table-row>
          <table:table-cell table:style-name="SupportedArgs_5f_Updater.A2" office:value-type="string">
            <text:p text:style-name="P18">--<text:span text:style-name="T3">mode</text:span></text:p>
          </table:table-cell>
          <table:table-cell table:style-name="SupportedArgs_5f_Updater.A2" office:value-type="string">
            <text:p text:style-name="P19">Integer (1 - 2)</text:p>
          </table:table-cell>
          <table:table-cell table:style-name="SupportedArgs_5f_Updater.C2" office:value-type="string">
            <text:p text:style-name="P19">Directly manipulates the mode of the updater</text:p>
          </table:table-cell>
        </table:table-row>
        <table:table-row>
          <table:table-cell table:style-name="SupportedArgs_5f_Updater.A2" office:value-type="string">
            <text:p text:style-name="P18">--<text:span text:style-name="T3">select</text:span></text:p>
          </table:table-cell>
          <table:table-cell table:style-name="SupportedArgs_5f_Updater.A2" office:value-type="string">
            <text:p text:style-name="P19">Version-Num (e.g. "0.0.0.1")</text:p>
          </table:table-cell>
          <table:table-cell table:style-name="SupportedArgs_5f_Updater.C2" office:value-type="string">
            <text:p text:style-name="P19">Selects this specific version for download or update-check</text:p>
          </table:table-cell>
        </table:table-row>
        <table:table-row>
          <table:table-cell table:style-name="SupportedArgs_5f_Updater.A2" office:value-type="string">
            <text:p text:style-name="P18">--<text:span text:style-name="T3">search-url</text:span></text:p>
          </table:table-cell>
          <table:table-cell table:style-name="SupportedArgs_5f_Updater.A2" office:value-type="string">
            <text:p text:style-name="P19">URL to SearchIndex</text:p>
          </table:table-cell>
          <table:table-cell table:style-name="SupportedArgs_5f_Updater.C2" office:value-type="string">
            <text:p text:style-name="P19">Redirects the SI request</text:p>
          </table:table-cell>
        </table:table-row>
        <table:table-row>
          <table:table-cell table:style-name="SupportedArgs_5f_Updater.A2" office:value-type="string">
            <text:p text:style-name="P18">--<text:span text:style-name="T3">url</text:span></text:p>
          </table:table-cell>
          <table:table-cell table:style-name="SupportedArgs_5f_Updater.A2" office:value-type="string">
            <text:p text:style-name="P19">URL to UpdateIndex</text:p>
          </table:table-cell>
          <table:table-cell table:style-name="SupportedArgs_5f_Updater.C2" office:value-type="string">
            <text:p text:style-name="P19">Redirects the UI request, skips SI request</text:p>
            <text:p text:style-name="P19">Next arg becomes mandatory</text:p>
          </table:table-cell>
        </table:table-row>
        <table:table-row>
          <table:table-cell table:style-name="SupportedArgs_5f_Updater.A2" office:value-type="string">
            <text:p text:style-name="P18">--<text:span text:style-name="T3">url-type</text:span></text:p>
          </table:table-cell>
          <table:table-cell table:style-name="SupportedArgs_5f_Updater.A2" office:value-type="string">
            <text:p text:style-name="P19">UI-type</text:p>
          </table:table-cell>
          <table:table-cell table:style-name="SupportedArgs_5f_Updater.C2" office:value-type="string">
            <text:p text:style-name="P19">Defines the Update-Index type</text:p>
          </table:table-cell>
        </table:table-row>
        <table:table-row>
          <table:table-cell table:style-name="SupportedArgs_5f_Updater.A2" office:value-type="string">
            <text:p text:style-name="P18">--<text:span text:style-name="T3">check-only</text:span></text:p>
          </table:table-cell>
          <table:table-cell table:style-name="SupportedArgs_5f_Updater.A2" office:value-type="string">
            <text:p text:style-name="P19">&lt;none&gt;</text:p>
          </table:table-cell>
          <table:table-cell table:style-name="SupportedArgs_5f_Updater.C2" office:value-type="string">
            <text:p text:style-name="P19">Runs update check, then exits</text:p>
          </table:table-cell>
        </table:table-row>
        <table:table-row>
          <table:table-cell table:style-name="SupportedArgs_5f_Updater.A2" office:value-type="string">
            <text:p text:style-name="P18">--<text:span text:style-name="T3">force-download</text:span></text:p>
          </table:table-cell>
          <table:table-cell table:style-name="SupportedArgs_5f_Updater.A2" office:value-type="string">
            <text:p text:style-name="P19">&lt;none&gt;</text:p>
          </table:table-cell>
          <table:table-cell table:style-name="SupportedArgs_5f_Updater.C2" office:value-type="string">
            <text:p text:style-name="P19">Will always download the selected Release</text:p>
          </table:table-cell>
        </table:table-row>
        <table:table-row>
          <table:table-cell table:style-name="SupportedArgs_5f_Updater.A2" office:value-type="string">
            <text:p text:style-name="P18">--<text:span text:style-name="T3">o=&lt;key&gt;,&lt;value&gt;</text:span></text:p>
          </table:table-cell>
          <table:table-cell table:style-name="SupportedArgs_5f_Updater.A2" office:value-type="string">
            <text:p text:style-name="P19">Custom option, reachable by custom update indicies</text:p>
          </table:table-cell>
          <table:table-cell table:style-name="SupportedArgs_5f_Updater.C2" office:value-type="string">
            <text:p text:style-name="P19">Sets option &lt;key&gt; to &lt;value&gt;</text:p>
          </table:table-cell>
        </table:table-row>
        <table:table-row>
          <table:table-cell table:style-name="SupportedArgs_5f_Updater.A2" office:value-type="string">
            <text:p text:style-name="P18"/>
          </table:table-cell>
          <table:table-cell table:style-name="SupportedArgs_5f_Updater.A2" office:value-type="string">
            <text:p text:style-name="P18"/>
          </table:table-cell>
          <table:table-cell table:style-name="SupportedArgs_5f_Updater.C2" office:value-type="string">
            <text:p text:style-name="P18"/>
          </table:table-cell>
        </table:table-row>
      </table:table>
      <text:p text:style-name="P16">Remember:</text:p>
      <text:p text:style-name="P15">When starting the server, the name of each Updater-Argument has to be prefixed using "u:".</text:p>
      <text:p text:style-name="P15">E.g. "--url" becomes "--u:url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2S</meta:editing-duration>
    <meta:editing-cycles>3</meta:editing-cycles>
    <meta:generator>LibreOffice/5.0.6.3$Windows_x86 LibreOffice_project/490fc03b25318460cfc54456516ea2519c11d1aa</meta:generator>
    <dc:date>2016-07-22T17:37:43.251000000</dc:date>
    <meta:document-statistic meta:table-count="2" meta:image-count="0" meta:object-count="0" meta:page-count="2" meta:paragraph-count="71" meta:word-count="363" meta:character-count="2304" meta:non-whitespace-character-count="2031"/>
    <meta:user-defined meta:name="Info 1"/>
    <meta:user-defined meta:name="Info 2"/>
    <meta:user-defined meta:name="Info 3"/>
    <meta:user-defined meta:name="Info 4"/>
  </office:meta>
</office:document-meta>
</file>